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-color="#ed1c2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-color="#006c3b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6b64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-color="#f7a19a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add58a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fff9a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006c3b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6b64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006c3b"/>
      <style:paragraph-properties fo:text-align="center"/>
    </style:style>
    <style:style style:name="P5" style:family="paragraph">
      <loext:graphic-properties draw:fill-color="#6b6400"/>
      <style:paragraph-properties fo:text-align="center"/>
    </style:style>
    <style:style style:name="P6" style:family="paragraph">
      <loext:graphic-properties draw:fill-color="#f7a19a"/>
      <style:paragraph-properties fo:text-align="center"/>
    </style:style>
    <style:style style:name="P7" style:family="paragraph">
      <loext:graphic-properties draw:fill-color="#add58a"/>
      <style:paragraph-properties fo:text-align="center"/>
    </style:style>
    <style:style style:name="P8" style:family="paragraph">
      <loext:graphic-properties draw:fill-color="#fff9a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3cm" svg:y1="9.3cm" svg:x2="13.4cm" svg:y2="9.2cm">
          <text:p/>
        </draw:line>
        <draw:line draw:style-name="gr1" draw:text-style-name="P1" draw:layer="layout" svg:x1="5.3cm" svg:y1="9.3cm" svg:x2="5.3cm" svg:y2="3.8cm">
          <text:p/>
        </draw:line>
        <draw:custom-shape draw:style-name="gr2" draw:text-style-name="P2" draw:layer="layout" svg:width="0.3cm" svg:height="0.3cm" svg:x="10.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7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7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7.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7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7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8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" draw:text-style-name="P1" draw:layer="layout" svg:x1="5.3cm" svg:y1="7.5cm" svg:x2="19.5cm" svg:y2="7.3cm">
          <text:p/>
        </draw:line>
        <draw:line draw:style-name="gr1" draw:text-style-name="P1" draw:layer="layout" svg:x1="5.3cm" svg:y1="7.5cm" svg:x2="5.3cm" svg:y2="3.8cm">
          <text:p/>
        </draw:line>
        <draw:custom-shape draw:style-name="gr2" draw:text-style-name="P2" draw:layer="layout" svg:width="0.217cm" svg:height="0.206cm" svg:x="12.331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1.24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1.8cm" svg:y="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8cm" svg:height="0.206cm" svg:x="12.548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1.752cm" svg:y="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2.331cm" svg:y="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7cm" svg:x="11.824cm" svg:y="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50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4cm" svg:height="0.21cm" svg:x="6.373cm" svg:y="5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7.395cm" svg:y="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986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4cm" svg:height="0.21cm" svg:x="6.782cm" svg:y="6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986cm" svg:y="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509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4cm" svg:height="0.21cm" svg:x="7.12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64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509cm" svg:y="6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1cm" svg:y="5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8cm" svg:height="0.206cm" svg:x="11.534cm" svg:y="5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7cm" svg:x="11.317cm" svg:y="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7cm" svg:height="0.206cm" svg:x="11.1cm" svg:y="5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8.131cm" svg:y="5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17cm" svg:height="0.206cm" svg:x="17.04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06cm" svg:x="18.783cm" svg:y="6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8cm" svg:height="0.206cm" svg:x="18.348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7.552cm" svg:y="5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8.131cm" svg:y="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7cm" svg:x="17.624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8cm" svg:height="0.206cm" svg:x="17.334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7cm" svg:x="17.117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6.9cm" svg:y="5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3cm" svg:y1="11.6cm" svg:x2="19.5cm" svg:y2="11.4cm">
          <text:p/>
        </draw:line>
        <draw:line draw:style-name="gr1" draw:text-style-name="P1" draw:layer="layout" svg:x1="5.3cm" svg:y1="11.6cm" svg:x2="5.3cm" svg:y2="7.9cm">
          <text:p/>
        </draw:line>
        <draw:custom-shape draw:style-name="gr6" draw:text-style-name="P6" draw:layer="layout" svg:width="0.217cm" svg:height="0.206cm" svg:x="12.331cm" svg:y="9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6cm" svg:x="11.24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6cm" svg:x="11.8cm" svg:y="10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8cm" svg:height="0.206cm" svg:x="12.548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6cm" svg:x="11.752cm" svg:y="9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6cm" svg:x="12.331cm" svg:y="10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7cm" svg:x="11.824cm" svg:y="10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5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4cm" svg:height="0.21cm" svg:x="6.373cm" svg:y="10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7.395cm" svg:y="10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986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4cm" svg:height="0.21cm" svg:x="6.782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986cm" svg:y="10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509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4cm" svg:height="0.21cm" svg:x="7.123cm" svg:y="10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64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509cm" svg:y="10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1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8cm" svg:height="0.206cm" svg:x="11.534cm" svg:y="9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7cm" svg:x="11.317cm" svg:y="10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6cm" svg:x="11.1cm" svg:y="9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7cm" svg:height="0.206cm" svg:x="18.131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7cm" svg:height="0.206cm" svg:x="17.04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17cm" svg:height="0.206cm" svg:x="18.783cm" svg:y="10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18cm" svg:height="0.206cm" svg:x="18.348cm" svg:y="9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7cm" svg:height="0.206cm" svg:x="17.552cm" svg:y="9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17cm" svg:height="0.206cm" svg:x="18.131cm" svg:y="10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7cm" svg:height="0.207cm" svg:x="17.624cm" svg:y="10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8cm" svg:height="0.206cm" svg:x="17.334cm" svg:y="9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7cm" svg:height="0.207cm" svg:x="17.117cm" svg:y="10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7cm" svg:height="0.206cm" svg:x="16.9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3cm" svg:height="0.3cm" svg:x="9.1cm" svg:y="1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3cm" svg:height="0.3cm" svg:x="17.468cm" svg:y="9.7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3cm" svg:height="0.3cm" svg:x="18.426cm" svg:y="10.1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7:04:27.551347756</meta:creation-date>
    <dc:date>2020-04-16T07:58:28.831815893</dc:date>
    <meta:editing-duration>PT11M13S</meta:editing-duration>
    <meta:editing-cycles>2</meta:editing-cycles>
    <meta:generator>LibreOffice/6.0.7.3$Linux_X86_64 LibreOffice_project/00m0$Build-3</meta:generator>
    <meta:document-statistic meta:object-count="92"/>
  </office:meta>
</office:document-meta>
</file>